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Roboto, 'Helvetica Neue', Arial, sans-serif, 'Apple Color Emoji', 'Segoe UI Emoji', 'Segoe UI Symbol'"/>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7cm" fo:margin-right="0cm" fo:text-indent="0cm" style:auto-text-indent="false"/>
      <style:text-properties fo:color="#000000" style:font-name="Arial" fo:font-size="12pt" fo:font-weight="normal" style:font-size-asian="12pt" style:font-weight-asian="normal" style:font-size-complex="12pt" style:font-weight-complex="normal"/>
    </style:style>
    <style:style style:name="P2" style:family="paragraph" style:parent-style-name="List_20_Paragraph">
      <style:paragraph-properties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3" style:family="paragraph" style:parent-style-name="List_20_Paragraph">
      <style:paragraph-properties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4" style:family="paragraph" style:parent-style-name="List_20_Paragraph" style:list-style-name="WWNum1">
      <style:text-properties fo:color="#000000" style:font-name="Arial" fo:font-size="12pt" fo:font-weight="normal" style:font-size-asian="12pt" style:font-weight-asian="normal" style:font-size-complex="12pt" style:font-weight-complex="normal"/>
    </style:style>
    <style:style style:name="P5" style:family="paragraph" style:parent-style-name="List_20_Paragraph">
      <style:text-properties fo:color="#000000" style:font-name="Arial" fo:font-size="12pt" style:font-size-asian="12pt" style:font-size-complex="12pt"/>
    </style:style>
    <style:style style:name="P6" style:family="paragraph" style:parent-style-name="List_20_Paragraph" style:list-style-name="L2">
      <style:text-properties fo:color="#000000" style:font-name="Arial" fo:font-size="12pt" style:font-size-asian="12pt" style:font-size-complex="12pt"/>
    </style:style>
    <style:style style:name="P7" style:family="paragraph" style:parent-style-name="List_20_Paragraph" style:list-style-name="L3">
      <style:text-properties fo:color="#000000" style:font-name="Arial" fo:font-size="12pt" style:font-size-asian="12pt" style:font-size-complex="12pt"/>
    </style:style>
    <style:style style:name="P8" style:family="paragraph" style:parent-style-name="List_20_Paragraph" style:list-style-name="WWNum1">
      <style:text-properties fo:color="#000000" style:font-name="Arial" fo:font-size="12pt" style:font-size-asian="12pt" style:font-size-complex="12pt"/>
    </style:style>
    <style:style style:name="P9" style:family="paragraph" style:parent-style-name="List_20_Paragraph" style:list-style-name="WWNum1">
      <style:text-properties fo:color="#000000" style:font-name="Arial" fo:font-size="12pt" fo:font-weight="bold" style:font-size-asian="12pt" style:font-weight-asian="bold" style:font-size-complex="12pt" style:font-weight-complex="bold"/>
    </style:style>
    <style:style style:name="P10" style:family="paragraph" style:parent-style-name="List_20_Paragraph">
      <style:paragraph-properties fo:margin-left="0cm" fo:margin-right="0cm" fo:text-indent="0cm" style:auto-text-indent="false"/>
      <style:text-properties style:font-name="Arial"/>
    </style:style>
    <style:style style:name="P11" style:family="paragraph" style:parent-style-name="List_20_Paragraph" style:list-style-name="WWNum1" style:master-page-name="Standard">
      <style:paragraph-properties fo:text-align="center" style:justify-single-word="false" style:page-number="auto"/>
      <style:text-properties style:font-name="Arial" fo:font-size="16pt" style:text-underline-style="solid" style:text-underline-width="auto" style:text-underline-color="font-color" fo:font-weight="normal" style:font-size-asian="16pt" style:font-weight-asian="normal" style:font-size-complex="16pt" style:font-weight-complex="normal"/>
    </style:style>
    <style:style style:name="T1" style:family="text">
      <style:text-properties fo:font-variant="normal" fo:text-transform="none" fo:color="#373a3c" style:font-name="apple-system" fo:font-size="11.25pt" fo:letter-spacing="normal" fo:font-style="normal"/>
    </style:style>
    <style:style style:name="T2" style:family="text">
      <style:text-properties fo:font-variant="normal" fo:text-transform="none" fo:color="#373a3c" style:font-name="apple-system" fo:font-size="11.25pt" fo:letter-spacing="normal" fo:font-style="normal" fo:font-weight="normal"/>
    </style:style>
    <style:style style:name="T3" style:family="text">
      <style:text-properties fo:font-variant="normal" fo:text-transform="none" fo:color="#373a3c" style:font-name="apple-system" fo:letter-spacing="normal" fo:font-style="normal"/>
    </style:style>
    <style:style style:name="T4" style:family="text">
      <style:text-properties fo:font-variant="normal" fo:text-transform="none" fo:color="#373a3c" style:font-name="apple-system" fo:letter-spacing="normal" fo:font-style="normal" fo:font-weight="normal"/>
    </style:style>
    <style:style style:name="T5" style:family="text">
      <style:text-properties fo:font-variant="normal" fo:text-transform="none" fo:color="#373a3c" fo:letter-spacing="normal" fo:font-style="normal"/>
    </style:style>
    <style:style style:name="T6" style:family="text">
      <style:text-properties fo:font-variant="normal" fo:text-transform="none" fo:color="#373a3c" fo:letter-spacing="normal" fo:font-style="normal" fo:font-weight="normal"/>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5485425779542445" text:style-name="WWNum1">
        <text:list-header>
          <text:p text:style-name="P11">GGK Notstandsverordnung</text:p>
        </text:list-header>
      </text:list>
      <text:p text:style-name="P2"/>
      <text:p text:style-name="P3"><text:span text:style-name="T7">1. Informiere Dich über die Möglichkeit/die Bedingungen, um in der Bundesrepublik Deutschland den sogenannten „Notstand“ ausrufen zu lassen (Notstandsgesetze, Notstandsverfassung).</text:span> </text:p>
      <text:list xml:id="list39208585" text:continue-numbering="true" text:style-name="WWNum1">
        <text:list-header>
          <text:p text:style-name="P4">Notstandsgesetze/ Notstandsverfassung in der BRD</text:p>
        </text:list-header>
      </text:list>
      <text:list xml:id="list6960383813522513476" text:style-name="L2">
        <text:list-item>
          <text:p text:style-name="P6">Sicherung der Handlungsfähigkeiten des Staates in Krisensituationen</text:p>
        </text:list-item>
      </text:list>
      <text:p text:style-name="P1">Maßnahmen:</text:p>
      <text:list xml:id="list7577585900982937740" text:style-name="L3">
        <text:list-item>
          <text:p text:style-name="P7">Im Notfall übernimmt ein Notparlament welches eine Umsetzung von Notstandsgesetzen ermöglicht.</text:p>
        </text:list-item>
        <text:list-item>
          <text:p text:style-name="P7">Einschränkung der Freizügigkeit</text:p>
        </text:list-item>
        <text:list-item>
          <text:p text:style-name="P7">Wehr- und Dienstpflicht</text:p>
        </text:list-item>
      </text:list>
      <text:p text:style-name="P5"/>
      <text:p text:style-name="P5"><text:span text:style-name="T9">2. Prüfe, ob Notstandsmaßnahmen angesichts der Corona-Krise gerechtfertigt und verfassungsgemäß sind.</text:span> </text:p>
      <text:list xml:id="list39222152" text:continue-list="list39208585" text:style-name="WWNum1">
        <text:list-header>
          <text:p text:style-name="P8">Die Maßnahmen der Regierung sind richtig und nötig um vor allem ältere und von Krankheiten belastete Personen zu schützen. Diese Maßnahmen zeigen auch ihre Wirkung und inzwischen steckt jeder Infizierte nur noch durchschnittlich eine weitere Person an.</text:p>
          <text:p text:style-name="P8"/>
          <text:p text:style-name="P9"><text:span text:style-name="T7">3. Arbeitet heraus, wie diese Mechanismen zur Zeit der Weimarer Republik und während des Nationalsozialismus‘ funktionierten.</text:span> </text:p>
          <text:p text:style-name="P8">Die Notstandsverfassung gab dem Reichspräsidenten zu viel Macht → Präsidentenkabinett hatte uneingeschränkte Macht</text:p>
          <text:p text:style-name="P8">Die Meinungsfreiheit wurde stark eingeschränkt, da beispielsweise Zeitungen nur in zensierter Weise erlaubt wurden. Durch die Notstandsverfassung war es nur auch kein Problem mehr politische Gegner aus dem Weg zu räumen.</text:p>
        </text:list-header>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Roboto, 'Helvetica Neue', Arial, sans-serif, 'Apple Color Emoji', 'Segoe UI Emoji', 'Segoe UI Symbol'"/>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emi gerster</meta:initial-creator>
    <meta:editing-cycles>1</meta:editing-cycles>
    <meta:creation-date>2020-04-04T20:39:00</meta:creation-date>
    <dc:date>2020-04-05T19:00:31.34</dc:date>
    <meta:editing-duration>P0D</meta:editing-duration>
    <meta:generator>OpenOffice/4.1.5$Win32 OpenOffice.org_project/415m1$Build-9789</meta:generator>
    <meta:document-statistic meta:table-count="0" meta:image-count="0" meta:object-count="0" meta:page-count="1" meta:paragraph-count="13" meta:word-count="167" meta:character-count="13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